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a6bb" officeooo:paragraph-rsid="000da6bb"/>
    </style:style>
    <style:style style:name="P2" style:family="paragraph" style:parent-style-name="Standard">
      <style:text-properties officeooo:rsid="000ef506" officeooo:paragraph-rsid="000ef506"/>
    </style:style>
    <style:style style:name="P3" style:family="paragraph" style:parent-style-name="Standard">
      <style:text-properties officeooo:rsid="0011c2d0" officeooo:paragraph-rsid="0011c2d0"/>
    </style:style>
    <style:style style:name="P4" style:family="paragraph" style:parent-style-name="Standard">
      <style:text-properties officeooo:rsid="001413c5" officeooo:paragraph-rsid="001413c5"/>
    </style:style>
    <style:style style:name="P5" style:family="paragraph" style:parent-style-name="Standard">
      <style:text-properties officeooo:rsid="001413c5" officeooo:paragraph-rsid="00365d4d"/>
    </style:style>
    <style:style style:name="P6" style:family="paragraph" style:parent-style-name="Standard">
      <style:text-properties officeooo:rsid="00156871" officeooo:paragraph-rsid="0013f60c"/>
    </style:style>
    <style:style style:name="P7" style:family="paragraph" style:parent-style-name="Standard">
      <style:text-properties officeooo:rsid="0019fe29" officeooo:paragraph-rsid="0019fe29"/>
    </style:style>
    <style:style style:name="P8" style:family="paragraph" style:parent-style-name="Standard">
      <style:text-properties officeooo:rsid="001b2931" officeooo:paragraph-rsid="001b2931"/>
    </style:style>
    <style:style style:name="P9" style:family="paragraph" style:parent-style-name="Standard">
      <style:text-properties officeooo:rsid="000de25f" officeooo:paragraph-rsid="001b2931"/>
    </style:style>
    <style:style style:name="P10" style:family="paragraph" style:parent-style-name="Standard">
      <style:text-properties officeooo:paragraph-rsid="000da6bb"/>
    </style:style>
    <style:style style:name="P11" style:family="paragraph" style:parent-style-name="Standard">
      <style:text-properties officeooo:rsid="002241ff" officeooo:paragraph-rsid="002241ff"/>
    </style:style>
    <style:style style:name="P12" style:family="paragraph" style:parent-style-name="Standard">
      <style:text-properties officeooo:rsid="0013f60c" officeooo:paragraph-rsid="00377c61"/>
    </style:style>
    <style:style style:name="P13" style:family="paragraph" style:parent-style-name="Standard">
      <style:text-properties officeooo:rsid="0038a54d" officeooo:paragraph-rsid="0038a54d"/>
    </style:style>
    <style:style style:name="P14" style:family="paragraph" style:parent-style-name="Standard">
      <style:text-properties officeooo:rsid="0016f08f" officeooo:paragraph-rsid="0016f08f"/>
    </style:style>
    <style:style style:name="P15" style:family="paragraph" style:parent-style-name="Standard">
      <style:text-properties officeooo:rsid="0040aa48" officeooo:paragraph-rsid="0040aa48"/>
    </style:style>
    <style:style style:name="P16" style:family="paragraph" style:parent-style-name="Text_20_body">
      <style:text-properties officeooo:paragraph-rsid="001292c7"/>
    </style:style>
    <style:style style:name="P17" style:family="paragraph" style:parent-style-name="Text_20_body">
      <style:text-properties officeooo:rsid="001b2931" officeooo:paragraph-rsid="001b2931"/>
    </style:style>
    <style:style style:name="P18" style:family="paragraph" style:parent-style-name="Text_20_body">
      <style:text-properties officeooo:rsid="001e3e42" officeooo:paragraph-rsid="001e3e42"/>
    </style:style>
    <style:style style:name="P19" style:family="paragraph" style:parent-style-name="Text_20_body">
      <style:text-properties officeooo:rsid="001f9bea" officeooo:paragraph-rsid="001f9bea"/>
    </style:style>
    <style:style style:name="P20" style:family="paragraph" style:parent-style-name="Text_20_body">
      <style:text-properties officeooo:rsid="0020794e" officeooo:paragraph-rsid="0020794e"/>
    </style:style>
    <style:style style:name="P21" style:family="paragraph" style:parent-style-name="Text_20_body">
      <style:text-properties officeooo:paragraph-rsid="002d2564"/>
    </style:style>
    <style:style style:name="P22" style:family="paragraph" style:parent-style-name="Text_20_body">
      <style:text-properties officeooo:paragraph-rsid="002bb99b"/>
    </style:style>
    <style:style style:name="P23" style:family="paragraph" style:parent-style-name="Text_20_body">
      <style:text-properties officeooo:rsid="00365d4d" officeooo:paragraph-rsid="00365d4d"/>
    </style:style>
    <style:style style:name="P24" style:family="paragraph" style:parent-style-name="Text_20_body">
      <style:text-properties officeooo:rsid="0043e5c1" officeooo:paragraph-rsid="004517ac"/>
    </style:style>
    <style:style style:name="P25" style:family="paragraph" style:parent-style-name="Text_20_body">
      <style:text-properties officeooo:rsid="0043e5c1" officeooo:paragraph-rsid="0048dfe0"/>
    </style:style>
    <style:style style:name="P26" style:family="paragraph" style:parent-style-name="Text_20_body">
      <style:text-properties officeooo:rsid="004517ac" officeooo:paragraph-rsid="004517ac"/>
    </style:style>
    <style:style style:name="P27" style:family="paragraph" style:parent-style-name="Standard">
      <style:text-properties officeooo:rsid="00156871" officeooo:paragraph-rsid="0038a54d"/>
    </style:style>
    <style:style style:name="P28" style:family="paragraph" style:parent-style-name="Text_20_body">
      <style:text-properties officeooo:rsid="0047716e" officeooo:paragraph-rsid="0048dfe0"/>
    </style:style>
    <style:style style:name="P29" style:family="paragraph" style:parent-style-name="Heading_20_1">
      <style:text-properties officeooo:rsid="001de8e8" officeooo:paragraph-rsid="001de8e8"/>
    </style:style>
    <style:style style:name="P30" style:family="paragraph" style:parent-style-name="Heading_20_1">
      <style:text-properties officeooo:rsid="001292c7" officeooo:paragraph-rsid="001292c7"/>
    </style:style>
    <style:style style:name="P31" style:family="paragraph" style:parent-style-name="Heading_20_1">
      <style:text-properties officeooo:rsid="0037de7b" officeooo:paragraph-rsid="0037de7b"/>
    </style:style>
    <style:style style:name="P32" style:family="paragraph" style:parent-style-name="Heading_20_5">
      <style:text-properties officeooo:paragraph-rsid="0018a31b"/>
    </style:style>
    <style:style style:name="P33" style:family="paragraph" style:parent-style-name="Heading_20_5">
      <style:text-properties officeooo:rsid="001e3e42" officeooo:paragraph-rsid="001e3e42"/>
    </style:style>
    <style:style style:name="P34" style:family="paragraph" style:parent-style-name="Heading_20_5">
      <style:text-properties officeooo:paragraph-rsid="001f9bea"/>
    </style:style>
    <style:style style:name="T1" style:family="text">
      <style:text-properties officeooo:rsid="001042c7"/>
    </style:style>
    <style:style style:name="T2" style:family="text">
      <style:text-properties officeooo:rsid="00156871"/>
    </style:style>
    <style:style style:name="T3" style:family="text">
      <style:text-properties officeooo:rsid="001b2931"/>
    </style:style>
    <style:style style:name="T4" style:family="text">
      <style:text-properties fo:language="en" fo:country="US"/>
    </style:style>
    <style:style style:name="T5" style:family="text">
      <style:text-properties fo:language="en" fo:country="US" officeooo:rsid="001b2931"/>
    </style:style>
    <style:style style:name="T6" style:family="text">
      <style:text-properties style:font-name="Liberation Serif" fo:font-size="12pt" style:font-size-asian="12pt" style:font-size-complex="12pt"/>
    </style:style>
    <style:style style:name="T7" style:family="text">
      <style:text-properties style:font-name="Liberation Serif" fo:font-size="12pt" officeooo:rsid="00272e04" style:font-size-asian="12pt" style:font-size-complex="12pt"/>
    </style:style>
    <style:style style:name="T8" style:family="text">
      <style:text-properties style:font-name="Liberation Serif" fo:font-size="12pt" officeooo:rsid="00287330" style:font-size-asian="12pt" style:font-size-complex="12pt"/>
    </style:style>
    <style:style style:name="T9" style:family="text">
      <style:text-properties style:font-name="Liberation Serif" fo:font-size="12pt" officeooo:rsid="0029ad73" style:font-size-asian="12pt" style:font-size-complex="12pt"/>
    </style:style>
    <style:style style:name="T10" style:family="text">
      <style:text-properties style:font-name="Liberation Serif" fo:font-size="12pt" officeooo:rsid="002a973d" style:font-size-asian="12pt" style:font-size-complex="12pt"/>
    </style:style>
    <style:style style:name="T11" style:family="text">
      <style:text-properties style:font-name="Liberation Serif" fo:font-size="12pt" officeooo:rsid="002f19c1" style:font-size-asian="12pt" style:font-size-complex="12pt"/>
    </style:style>
    <style:style style:name="T12" style:family="text">
      <style:text-properties style:font-name="Liberation Serif" fo:font-size="12pt" officeooo:rsid="0030edff" style:font-size-asian="12pt" style:font-size-complex="12pt"/>
    </style:style>
    <style:style style:name="T13" style:family="text">
      <style:text-properties style:font-name="Liberation Serif" fo:font-size="12pt" officeooo:rsid="0032bcf9" style:font-size-asian="12pt" style:font-size-complex="12pt"/>
    </style:style>
    <style:style style:name="T14" style:family="text">
      <style:text-properties style:font-name="Liberation Serif" fo:font-size="12pt" officeooo:rsid="003a3414" style:font-size-asian="12pt" style:font-size-complex="12pt"/>
    </style:style>
    <style:style style:name="T15" style:family="text">
      <style:text-properties style:font-name="Liberation Serif" fo:font-size="12pt" officeooo:rsid="003be805" style:font-size-asian="12pt" style:font-size-complex="12pt"/>
    </style:style>
    <style:style style:name="T16" style:family="text">
      <style:text-properties style:font-name="Liberation Serif" fo:font-size="12pt" officeooo:rsid="003ce7c2" style:font-size-asian="12pt" style:font-size-complex="12pt"/>
    </style:style>
    <style:style style:name="T17" style:family="text">
      <style:text-properties style:font-name="Liberation Serif" fo:font-size="12pt" officeooo:rsid="003eb0e5" style:font-size-asian="12pt" style:font-size-complex="12pt"/>
    </style:style>
    <style:style style:name="T18" style:family="text">
      <style:text-properties style:font-name="Liberation Serif" fo:font-size="12pt" officeooo:rsid="003f1cc4" style:font-size-asian="12pt" style:font-size-complex="12pt"/>
    </style:style>
    <style:style style:name="T19" style:family="text">
      <style:text-properties style:font-name="Liberation Serif" fo:font-size="12pt" officeooo:rsid="003f70d9" style:font-size-asian="12pt" style:font-size-complex="12pt"/>
    </style:style>
    <style:style style:name="T20" style:family="text">
      <style:text-properties officeooo:rsid="00287330"/>
    </style:style>
    <style:style style:name="T21" style:family="text">
      <style:text-properties officeooo:rsid="002f19c1"/>
    </style:style>
    <style:style style:name="T22" style:family="text">
      <style:text-properties officeooo:rsid="0035762c"/>
    </style:style>
    <style:style style:name="T23" style:family="text">
      <style:text-properties officeooo:rsid="0039dbd4"/>
    </style:style>
    <style:style style:name="T24" style:family="text">
      <style:text-properties fo:font-style="italic" style:font-style-asian="italic" style:font-style-complex="italic"/>
    </style:style>
    <style:style style:name="T25" style:family="text">
      <style:text-properties fo:font-style="italic" officeooo:rsid="0039dbd4" style:font-style-asian="italic" style:font-style-complex="italic"/>
    </style:style>
    <style:style style:name="T26" style:family="text">
      <style:text-properties fo:font-style="italic" officeooo:rsid="0037de7b" style:font-style-asian="italic" style:font-style-complex="italic"/>
    </style:style>
    <style:style style:name="T27" style:family="text">
      <style:text-properties officeooo:rsid="00464024"/>
    </style:style>
    <style:style style:name="T28" style:family="text">
      <style:text-properties officeooo:rsid="0047716e"/>
    </style:style>
    <style:style style:name="T29" style:family="text">
      <style:text-properties officeooo:rsid="0052432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P7">Malte Lau Petersen / <text:span text:style-name="T3">au540041 / 201505524</text:span></text:p>
      <text:p text:style-name="P7">Exam in Social and Cultural Dynamics</text:p>
      <text:p text:style-name="Standard"/>
      <text:h text:style-name="Heading_20_1" text:outline-level="1">Abstract</text:h>
      <text:p text:style-name="P12">How do <text:span text:style-name="T2">dyads that successfully collaborate coordinate their communication? Some tasks, such as a scrabble game, can easily be parallelized, and the results from many individuals can simply be added together. Other tasks require collaborative effort in an ongoing social interaction to benefit from multiple people working on the same problem. But why do some groups benefit more from collaboration than others? Language is central for collaboration, and various mechanisms have been proposed to explain differences in collective benefit. This paper extends a previously reported experimental setup (Bahrami et al. 2010, Fusaroli et al 2012a, Bang et al. 2014, Fusaroli &amp; Tylén 2015, Bang et al 2017) to the auditory domain – and considers linguistic similarity and diversity, linguistic alignment and synergy, and explicit metacognition as drivers of collective benefit.</text:span></text:p>
      <text:p text:style-name="P5"/>
      <text:p text:style-name="P14"><text:span text:style-name="T23">Keywords:</text:span><text:span text:style-name="T25"> </text:span><text:span text:style-name="T24">social cognition; </text:span><text:span text:style-name="T26">collective benefit; </text:span><text:span text:style-name="T24">linguistic alignment; bayesian modelling; auditory </text:span><text:span text:style-name="T25">discrimination</text:span></text:p>
      <text:p text:style-name="P6"/>
      <text:p text:style-name="P4"/>
      <text:h text:style-name="Heading_20_1" text:outline-level="1">Introduction</text:h>
      <text:p text:style-name="P8">Collaboration</text:p>
      <text:p text:style-name="P8">evolutionary advantages</text:p>
      <text:p text:style-name="P8">humans unique?</text:p>
      <text:p text:style-name="P8">Language and social brain hypothesis</text:p>
      <text:p text:style-name="P8">understanding – how can humans combine into “one” cooupled cognitive system</text:p>
      <text:p text:style-name="P8">applications – collaborations with linguistic interactions very very common. Every life, survival in <text:tab/>critical situations, efficiency in organisations</text:p>
      <text:p text:style-name="P8"/>
      <text:p text:style-name="P1"/>
      <text:p text:style-name="P10"/>
      <text:p text:style-name="P10"/>
      <text:h text:style-name="P29" text:outline-level="1">Collaboration</text:h>
      <text:h text:style-name="P32" text:outline-level="5">Similarity <text:span text:style-name="T1">(skill) </text:span>and / or Diversity <text:span text:style-name="T1">(area of expertise)</text:span></text:h>
      <text:p text:style-name="P17">Literature references here! Mini review of field</text:p>
      <text:p text:style-name="P17">mechanisms: </text:p>
      <text:p text:style-name="P9"><text:span text:style-name="T4">Similarity: Common ground</text:span><text:span text:style-name="T5"> (familiarity → synergy)</text:span><text:span text:style-name="T4">, alignment</text:span></text:p>
      <text:p text:style-name="P9"><text:span text:style-name="T4">Diversity: Different perspectives </text:span><text:span text:style-name="T5">(opposite of common ground?)</text:span><text:span text:style-name="T4">, division of labour</text:span></text:p>
      <text:p text:style-name="P9"><text:soft-page-break/></text:p>
      <text:h text:style-name="Heading_20_5" text:outline-level="5">Alignment vs synergy (rqa)</text:h>
      <text:p text:style-name="P17">Fusaroli: cases of counter-productive alignment</text:p>
      <text:p text:style-name="P17">total (coupled cognitive) system needs to be “in tune” acts towards a goal – copying other’s words not enough</text:p>
      <text:h text:style-name="Heading_20_5" text:outline-level="5">Linguistic alignment <text:span text:style-name="T1">(global &amp; confidence)</text:span></text:h>
      <text:p text:style-name="P8">Alignment → common ground</text:p>
      <text:p text:style-name="P8">two people “mesh” → alignment</text:p>
      <text:p text:style-name="P8">two people “mesh” → collective benefit</text:p>
      <text:p text:style-name="P8"/>
      <text:p text:style-name="P8">global alignment → look up fusaroli’s references</text:p>
      <text:p text:style-name="P8">explicit metacognition (look up karsten’s stuff!)</text:p>
      <text:p text:style-name="P2"/>
      <text:h text:style-name="P33" text:outline-level="5">Visual vs auditory domain</text:h>
      <text:p text:style-name="P18">Original: actually multimodal in that they had to combine visual info with temporal info.</text:p>
      <text:p text:style-name="P18">Mine: compare stimuli to stored representation</text:p>
      <text:p text:style-name="P18"/>
      <text:p text:style-name="P23">In general: collaborating about perceptual judgements</text:p>
      <text:p text:style-name="P2"/>
      <text:h text:style-name="Heading_20_1" text:outline-level="1">Method</text:h>
      <text:p text:style-name="P21">In the beginning of the experiment, participants sat at a computer each <text:span text:style-name="T21">with headphones on</text:span> and were paired up into dyads with a random other p<text:span text:style-name="T6">erson in the room so they could only communicate through the experiment. They </text:span><text:span text:style-name="T15">then </text:span><text:span text:style-name="T6">read </text:span><text:span text:style-name="T16">the </text:span><text:span text:style-name="T6">instructions, were able to familiarize themselves with the stimuli</text:span><text:span text:style-name="T12"> and</text:span><text:span text:style-name="T6"> </text:span><text:span text:style-name="T12">adjust</text:span><text:span text:style-name="T11"> the sound volume,</text:span><text:span text:style-name="T6"> and gave oral consent to data collection. In each trial, they both heard the same 450 ms random vowel </text:span><text:span text:style-name="T7">(e, i, o, u)</text:span><text:span text:style-name="T6"> sound at a random </text:span><text:span text:style-name="T7">formant </text:span><text:span text:style-name="T6">intensity </text:span><text:span text:style-name="T9">(</text:span><text:span text:style-name="T6">5, 8, 11, 14, 17, 20, 23, or 26 dB</text:span><text:span text:style-name="T9">)</text:span><text:span text:style-name="T6">. </text:span><text:span text:style-name="T8">They were then individually asked which vowel they heard, and if they answered the same, they moved on to the next trial. If they disagreed, they were put into a chat</text:span><text:span text:style-name="T13">-</text:span><text:span text:style-name="T8">room and asked to discuss and reach a consensus decision. In even-numbered rounds, one player had to input the decision, and in odd-numbered rounds, the other play</text:span><text:span text:style-name="T17">er</text:span><text:span text:style-name="T8"> did it. </text:span><text:span text:style-name="T10">After every trial, participants were given feedback on their own, their dyad partner’s, and their consensus performance. </text:span><text:span text:style-name="T8">18 participants (9 dyads) played as many rounds (mean=79.2 </text:span><text:span text:style-name="T18">rounds</text:span><text:span text:style-name="T8">,</text:span> <text:span text:style-name="T20">sd=</text:span><text:span text:style-name="T7">36.5) as they could in 45 minutes. </text:span><text:span text:style-name="T8">The experiment was designed to resemble the protocol presented in Bahrami et al. 2010 Experiment 1 as closely as possible (except for the stimulus). </text:span></text:p>
      <text:p text:style-name="P22"><text:span text:style-name="T6">The </text:span><text:span text:style-name="T8">vowel sounds were generated with a parametric speech synthesizer (REF) using a base sound common to all the vowels and adding formants at varying intensities. At intensity = 0 dB, the four vowels would be completely indistinguishable, and the intensity levels were chosen in order to capture </text:span><text:soft-page-break/><text:span text:style-name="T8">the whole range of the psychometric function. The experiment was run using </text:span><text:span text:style-name="T19">oT</text:span><text:span text:style-name="T8">ree (REF), the data was </text:span><text:span text:style-name="T14">processed</text:span><text:span text:style-name="T8"> with R (REF) and modelled using </text:span><text:span text:style-name="T14">S</text:span><text:span text:style-name="T8">tan (REF).</text:span></text:p>
      <text:h text:style-name="P34" text:outline-level="5">Psychometric curves</text:h>
      <text:p text:style-name="P25">For quantifying performance in perceptual tasks, <text:span text:style-name="T27">I use a psychometric curve model</text:span> (REF josh’s class). <text:span text:style-name="T28">I used a hierachical generalized linear model with a logit link and a binomial outcome distribution.</text:span></text:p>
      <text:p text:style-name="P28">The parameter for stimulus intensity then represents the change in log odds of detecting the right vowel per dB of </text:p>
      <text:p text:style-name="P24"/>
      <text:p text:style-name="P24"/>
      <text:p text:style-name="P26">The steeper the curve is, the better you are are at distinguishing between the stimuli.</text:p>
      <text:p text:style-name="P24"/>
      <text:p text:style-name="P24"/>
      <text:p text:style-name="P19">stimulus intensities in dB</text:p>
      <text:p text:style-name="P19">logistic regression → with rescaled intensity, pse = 0, so slope at pse = B <text:span text:style-name="T22">(2 intervals vs 4 vowels = ok)</text:span></text:p>
      <text:p text:style-name="P19">collective benefit = ratio of group slope / best individual slope</text:p>
      <text:h text:style-name="Heading_20_5" text:outline-level="5">Dialog quantification</text:h>
      <text:p text:style-name="P20">Tokens, types</text:p>
      <text:p text:style-name="P20">difference and ratio of tokens, types </text:p>
      <text:p text:style-name="P20">??vowels mentioned??</text:p>
      <text:p text:style-name="P20">diversity: cosine distance between word sets</text:p>
      <text:p text:style-name="P20">unspecific alignment: shared words</text:p>
      <text:p text:style-name="P20">confidence alignment: local and global</text:p>
      <text:p text:style-name="P20">rqa: self, other, synergy</text:p>
      <text:h text:style-name="Heading_20_5" text:outline-level="5">Bayesian model</text:h>
      <text:p text:style-name="P11">Stan + code</text:p>
      <text:p text:style-name="P11">plate notation</text:p>
      <text:p text:style-name="P11">prior choice (!)</text:p>
      <text:p text:style-name="P11">hierachical model</text:p>
      <text:p text:style-name="P3"/>
      <text:h text:style-name="P30" text:outline-level="1">Results</text:h>
      <text:p text:style-name="P16"/>
      <text:h text:style-name="P30" text:outline-level="1"><text:soft-page-break/>Conclusion</text:h>
      <text:p text:style-name="P16"/>
      <text:h text:style-name="P31" text:outline-level="1">References</text:h>
      <text:p text:style-name="P27">Bahrami et al. 2010, Fusaroli et al 2012a, Bang et al. 2014, Fusaroli &amp; Tylén 2015, Bang et al 2017</text:p>
      <text:p text:style-name="P13">otree</text:p>
      <text:p text:style-name="P13">R</text:p>
      <text:p text:style-name="P13">stan</text:p>
      <text:p text:style-name="P15">sound synthesizer</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5:06:43.052278218</meta:creation-date>
    <dc:date>2017-05-29T02:46:44.942169003</dc:date>
    <meta:editing-duration>PT18H58M33S</meta:editing-duration>
    <meta:editing-cycles>47</meta:editing-cycles>
    <meta:generator>LibreOffice/5.3.1.2$Linux_X86_64 LibreOffice_project/30m0$Build-2</meta:generator>
    <meta:document-statistic meta:table-count="0" meta:image-count="0" meta:object-count="0" meta:page-count="4" meta:paragraph-count="62" meta:word-count="779" meta:character-count="5058" meta:non-whitespace-character-count="4332"/>
  </office:meta>
</office:document-meta>
</file>